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854in" style:rel-column-width="1131*"/>
    </style:style>
    <style:style style:name="Table1.B" style:family="table-column">
      <style:table-column-properties style:column-width="2.6903in" style:rel-column-width="3874*"/>
    </style:style>
    <style:style style:name="Table1.C" style:family="table-column">
      <style:table-column-properties style:column-width="3.4493in" style:rel-column-width="49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3992d" officeooo:paragraph-rsid="0003992d"/>
    </style:style>
    <style:style style:name="P2" style:family="paragraph" style:parent-style-name="Table_20_Contents">
      <style:text-properties officeooo:rsid="0003992d" officeooo:paragraph-rsid="0003992d"/>
    </style:style>
    <style:style style:name="P3" style:family="paragraph" style:parent-style-name="Table_20_Contents">
      <style:text-properties officeooo:rsid="0003992d" officeooo:paragraph-rsid="0003992d"/>
    </style:style>
    <style:style style:name="P4" style:family="paragraph" style:parent-style-name="Table_20_Contents">
      <style:text-properties officeooo:rsid="0006532f" officeooo:paragraph-rsid="0008f564"/>
    </style:style>
    <style:style style:name="P5" style:family="paragraph" style:parent-style-name="Table_20_Contents">
      <style:text-properties officeooo:rsid="0008420e" officeooo:paragraph-rsid="0008420e"/>
    </style:style>
    <style:style style:name="P6" style:family="paragraph" style:parent-style-name="Table_20_Contents">
      <style:text-properties officeooo:rsid="0008420e" officeooo:paragraph-rsid="000a317a"/>
    </style:style>
    <style:style style:name="P7" style:family="paragraph" style:parent-style-name="Table_20_Contents">
      <style:text-properties officeooo:rsid="0008f564" officeooo:paragraph-rsid="0008f564"/>
    </style:style>
    <style:style style:name="P8" style:family="paragraph" style:parent-style-name="Table_20_Contents">
      <style:text-properties officeooo:rsid="0008f564" officeooo:paragraph-rsid="000c106e"/>
    </style:style>
    <style:style style:name="P9" style:family="paragraph" style:parent-style-name="Table_20_Contents">
      <style:text-properties officeooo:rsid="000a317a" officeooo:paragraph-rsid="000a317a"/>
    </style:style>
    <style:style style:name="P10" style:family="paragraph" style:parent-style-name="Table_20_Contents">
      <style:text-properties officeooo:rsid="000c106e" officeooo:paragraph-rsid="000a317a"/>
    </style:style>
    <style:style style:name="P11" style:family="paragraph" style:parent-style-name="Table_20_Contents">
      <style:text-properties officeooo:rsid="000c106e" officeooo:paragraph-rsid="000c106e"/>
    </style:style>
    <style:style style:name="T1" style:family="text">
      <style:text-properties officeooo:rsid="000a31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ller inicial de machine learning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Día</text:p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Lunes</text:p>
          </table:table-cell>
          <table:table-cell table:style-name="Table1.A2" office:value-type="string">
            <text:p text:style-name="P5">Ciclo de vida de un modelo de ML</text:p>
          </table:table-cell>
          <table:table-cell table:style-name="Table1.C2" office:value-type="string">
            <text:p text:style-name="P7">CRISP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6"><text:span text:style-name="T1">Datasets:</text:span></text:p>
            <text:p text:style-name="P6">Training, validación y testing</text:p>
          </table:table-cell>
          <table:table-cell table:style-name="Table1.C2" office:value-type="string">
            <text:p text:style-name="P7">Separación de datasets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Comprendiendo los datos</text:p>
          </table:table-cell>
          <table:table-cell table:style-name="Table1.C2" office:value-type="string">
            <text:p text:style-name="P7">Distribución de los datos</text:p>
            <text:p text:style-name="P7">Visualización</text:p>
            <text:p text:style-name="P7">Outliers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9">Datos faltantes, estrategias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7">Métricas</text:p>
          </table:table-cell>
          <table:table-cell table:style-name="Table1.C2" office:value-type="string">
            <text:p text:style-name="P11">Matriz de confusión</text:p>
            <text:p text:style-name="P11">Accuracy</text:p>
            <text:p text:style-name="P11">Recall </text:p>
            <text:p text:style-name="P11">Precision</text:p>
            <text:p text:style-name="P11">Specificity</text:p>
            <text:p text:style-name="P11">Error tipo 1</text:p>
            <text:p text:style-name="P11">Error tipo 2</text:p>
            <text:p text:style-name="P11">F1</text:p>
            <text:p text:style-name="P11">Métricas custom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7">Nuestro primer modelo 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artes</text:p>
          </table:table-cell>
          <table:table-cell table:style-name="Table1.A2" office:value-type="string">
            <text:p text:style-name="P7">Funcionamiento interno</text:p>
          </table:table-cell>
          <table:table-cell table:style-name="Table1.C2" office:value-type="string">
            <text:p text:style-name="P9">División de las hojas</text:p>
            <text:p text:style-name="P9">Función de ganancia</text:p>
            <text:p text:style-name="P11">Cómo asigna el árbol la clase</text:p>
            <text:p text:style-name="P11">Probabilidad de clase</text:p>
            <text:p text:style-name="P11">Punto de corte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8">Primera optimización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Miércoles</text:p>
          </table:table-cell>
          <table:table-cell table:style-name="Table1.A2" office:value-type="string">
            <text:p text:style-name="P7">Hiperparámetro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7">Estrategias para hiperparámetros optimos</text:p>
          </table:table-cell>
          <table:table-cell table:style-name="Table1.C2" office:value-type="string">
            <text:p text:style-name="P7">Grid Search</text:p>
            <text:p text:style-name="P7">Random Search</text:p>
            <text:p text:style-name="P7">Optimización bayesiana</text:p>
          </table:table-cell>
        </table:table-row>
        <table:table-row>
          <table:table-cell table:style-name="Table1.A2" office:value-type="string">
            <text:p text:style-name="P2">Jueves</text:p>
          </table:table-cell>
          <table:table-cell table:style-name="Table1.A2" office:value-type="string">
            <text:p text:style-name="P11">Traducción de lo que el árbol nos dice</text:p>
          </table:table-cell>
          <table:table-cell table:style-name="Table1.C2" office:value-type="string">
            <text:p text:style-name="P11">Interpretación del árbol</text:p>
            <text:p text:style-name="P11">Identificación de las variables más imporantes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1">Valores SHAP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Viernes</text:p>
          </table:table-cell>
          <table:table-cell table:style-name="Table1.A2" office:value-type="string">
            <text:p text:style-name="P11">Feature engineering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6T08:16:43.927000000</meta:creation-date>
    <dc:date>2023-06-27T11:38:32.626000000</dc:date>
    <meta:editing-duration>PT1H5M</meta:editing-duration>
    <meta:editing-cycles>2</meta:editing-cycles>
    <meta:generator>LibreOffice/7.4.0.3$Windows_X86_64 LibreOffice_project/f85e47c08ddd19c015c0114a68350214f7066f5a</meta:generator>
    <meta:document-statistic meta:table-count="1" meta:image-count="0" meta:object-count="0" meta:page-count="1" meta:paragraph-count="45" meta:word-count="115" meta:character-count="777" meta:non-whitespace-character-count="705"/>
  </office:meta>
</office:document-meta>
</file>